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)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left="0.5in" fo:text-indent="-0.25in">
        <style:tab-stops/>
      </style:paragraph-properties>
    </style:style>
    <style:style style:name="P2" style:parent-style-name="ListParagraph" style:list-style-name="LFO1" style:family="paragraph"/>
    <style:style style:name="P3" style:parent-style-name="ListParagraph" style:list-style-name="LFO2" style:family="paragraph"/>
    <style:style style:name="P4" style:parent-style-name="ListParagraph" style:list-style-name="LFO2" style:family="paragraph"/>
    <style:style style:name="P5" style:parent-style-name="ListParagraph" style:family="paragraph">
      <style:paragraph-properties fo:margin-left="0.75in">
        <style:tab-stops/>
      </style:paragraph-properties>
    </style:style>
    <style:style style:name="P6" style:parent-style-name="ListParagraph" style:list-style-name="LFO1" style:family="paragraph"/>
    <style:style style:name="P7" style:parent-style-name="Normal" style:family="paragraph">
      <style:paragraph-properties fo:margin-left="0.25in">
        <style:tab-stops/>
      </style:paragraph-properties>
    </style:style>
    <style:style style:name="P8" style:parent-style-name="ListParagraph" style:list-style-name="LFO3" style:family="paragraph"/>
    <style:style style:name="P9" style:parent-style-name="ListParagraph" style:list-style-name="LFO3" style:family="paragraph"/>
    <style:style style:name="T10" style:parent-style-name="DefaultParagraphFont" style:family="text">
      <style:text-properties fo:language="ru" fo:country="RU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ru" fo:country="RU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ru" fo:country="RU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ru" fo:country="RU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fo:language="ru" fo:country="RU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ru" fo:country="RU"/>
    </style:style>
    <style:style style:name="T21" style:parent-style-name="DefaultParagraphFont" style:family="text">
      <style:text-properties fo:language="en" fo:country="US"/>
    </style:style>
    <style:style style:name="T22" style:parent-style-name="DefaultParagraphFont" style:family="text">
      <style:text-properties fo:language="ru" fo:country="RU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fo:language="ru" fo:country="RU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language="ru" fo:country="RU"/>
    </style:style>
    <style:style style:name="T27" style:parent-style-name="DefaultParagraphFont" style:family="text">
      <style:text-properties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language="en" fo:country="US"/>
    </style:style>
    <style:style style:name="T34" style:parent-style-name="DefaultParagraphFont" style:family="text">
      <style:text-properties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fo:language="en" fo:country="US"/>
    </style:style>
    <style:style style:name="T39" style:parent-style-name="DefaultParagraphFont" style:family="text">
      <style:text-properties fo:language="en" fo:country="US"/>
    </style:style>
    <style:style style:name="P40" style:parent-style-name="Normal" style:family="paragraph">
      <style:paragraph-properties fo:text-indent="0.5in"/>
    </style:style>
    <style:style style:name="P41" style:parent-style-name="Normal" style:family="paragraph">
      <style:paragraph-properties fo:text-indent="0.5in"/>
    </style:style>
    <style:style style:name="P42" style:parent-style-name="Normal" style:family="paragraph">
      <style:paragraph-properties fo:text-indent="0.5in"/>
    </style:style>
    <style:style style:name="P43" style:parent-style-name="Normal" style:family="paragraph">
      <style:paragraph-properties fo:text-indent="0.5in"/>
    </style:style>
    <style:style style:name="P44" style:parent-style-name="Normal" style:family="paragraph">
      <style:paragraph-properties fo:text-indent="0.5in"/>
    </style:style>
    <style:style style:name="P45" style:parent-style-name="Normal" style:family="paragraph">
      <style:paragraph-properties fo:text-indent="0.5in"/>
    </style:style>
    <style:style style:name="P46" style:parent-style-name="Normal" style:family="paragraph">
      <style:paragraph-properties fo:text-indent="0.5in"/>
    </style:style>
    <style:style style:name="P47" style:parent-style-name="Normal" style:family="paragraph">
      <style:paragraph-properties fo:text-indent="0.5in"/>
    </style:style>
    <style:style style:name="P48" style:parent-style-name="Normal" style:family="paragraph">
      <style:paragraph-properties fo:text-indent="0.5in"/>
    </style:style>
    <style:style style:name="P49" style:parent-style-name="Normal" style:family="paragraph">
      <style:paragraph-properties fo:text-indent="0.5in"/>
    </style:style>
    <style:style style:name="P50" style:parent-style-name="Normal" style:family="paragraph">
      <style:paragraph-properties fo:text-indent="0.5in"/>
    </style:style>
    <style:style style:name="P51" style:parent-style-name="Normal" style:family="paragraph">
      <style:paragraph-properties fo:text-indent="0.5in"/>
    </style:style>
    <style:style style:name="T52" style:parent-style-name="DefaultParagraphFont" style:family="text">
      <style:text-properties fo:language="ru" fo:country="RU"/>
    </style:style>
    <style:style style:name="T53" style:parent-style-name="DefaultParagraphFont" style:family="text">
      <style:text-properties fo:language="en" fo:country="US"/>
    </style:style>
    <style:style style:name="P54" style:parent-style-name="Normal" style:family="paragraph">
      <style:paragraph-properties fo:text-indent="0.5in"/>
    </style:style>
    <style:style style:name="T55" style:parent-style-name="DefaultParagraphFont" style:family="text">
      <style:text-properties fo:language="en" fo:country="US"/>
    </style:style>
    <style:style style:name="T56" style:parent-style-name="DefaultParagraphFont" style:family="text">
      <style:text-properties fo:language="en" fo:country="US"/>
    </style:style>
    <style:style style:name="P57" style:parent-style-name="Normal" style:family="paragraph">
      <style:paragraph-properties fo:text-indent="0.5in"/>
      <style:text-properties fo:language="en" fo:country="US"/>
    </style:style>
    <style:style style:name="P58" style:parent-style-name="Normal" style:family="paragraph">
      <style:paragraph-properties fo:text-indent="0.5in"/>
      <style:text-properties fo:language="en" fo:country="US"/>
    </style:style>
  </office:automatic-styles>
  <office:body>
    <office:text text:use-soft-page-breaks="true">
      <text:p text:style-name="P1">No sākumā taisām tikai pilsētas ar apļiem<text:s/>(GUI – jo lielākā pilsēta jo lielāks dzīvo iedzīvotāju skaits. Jo sarkanākā pilsēta, jo vairāk ir % no dzīvo iedzīvotāju skaita, kam ir mēris).</text:p>
      <text:list text:style-name="LFO1" text:continue-numbering="true">
        <text:list-item>
          <text:p text:style-name="P2">Atvert<text:s/>Pop_stats.xlsx<text:s/>un apskatīt to:</text:p>
        </text:list-item>
      </text:list>
      <text:p text:style-name="ListParagraph">Pop_stats.xlsx<text:s/>ir divi sheet.</text:p>
      <text:list text:style-name="LFO2" text:continue-numbering="true">
        <text:list-item>
          <text:p text:style-name="P3">“Recommended provinces”<text:s/>ir provinces, kas tiks atzīmētas uz kartes.</text:p>
        </text:list-item>
        <text:list-item>
          <text:p text:style-name="P4">“All stats”<text:s/>ir visi savāktie dati par pilsētam.</text:p>
        </text:list-item>
      </text:list>
      <text:p text:style-name="P5"/>
      <text:list text:style-name="LFO1" text:continue-numbering="true">
        <text:list-item>
          <text:p text:style-name="P6">Papildināt<text:s/>Pop_stats.xlsx<text:s/>“All stats” sheet ar visiem datiem no Table 1. (Largest_cities_in_Europe_1300.jpg), jo es ne visus uzrakstīju.<text:s/>[vienārši noraksti un visu pārbaudi.]</text:p>
        </text:list-item>
      </text:list>
      <text:p text:style-name="ListParagraph"/>
      <text:p text:style-name="P7">Papildināt<text:s/>Pop_stats.xlsx<text:s/>“Recommended provinces” sheet ar tādām pilsētām no<text:s/>sekojošas<text:s/>datu kopas<text:s/>(<text:a xlink:href="https://github.com/JakeRuss/bairoch-1988/blob/master/bairoch-1988.csv" office:target-frame-name="_top" xlink:show="replace"><text:span text:style-name="Hyperlink">https://github.com/JakeRuss/bairoch-1988/blob/master/bairoch-1988.csv</text:span></text:a>), lai:<text:s/></text:p>
      <text:p text:style-name="ListParagraph">3.1) Uz kartes<text:s/>pilsētas<text:s/>nebūtu ļoti tuvas<text:s/>viena<text:s/>otrai, jo tad apļi pārklātos.</text:p>
      <text:p text:style-name="ListParagraph">3.2) Tas būtu vislielākās pilsētas reģionā (nevajag ņemt ļoti mazas pilsētas, ja ir lielāka pilsētā reģionā. Vajag ņemt<text:s/>vislielākos<text:s/>reģionā). Reģioniem nav jābūt maziem, jo tad 3.1. punktu neievēros.</text:p>
      <text:p text:style-name="ListParagraph">3.3) Lai pilsētas būtu puslīdz viendabīgi izvietotas (ja var izveidot vairāk pilsētas Rietumeiropā, jo tur ir vairāk blīvu pilsētu). [skaistumam]</text:p>
      <text:p text:style-name="ListParagraph">3.4) Nevajag ņemt ļoti daudz pilsētas (uz Latviju 1 Rīga ir labi. Uz Poliju 3 pilsētas ir labi. Uz UK 3 pilsētas ir labi – šadi izmēri)</text:p>
      <text:p text:style-name="ListParagraph"/>
      <text:p text:style-name="ListParagraph">Github’ā ir karte “WITH_EXACT_TOWNS_Blank_map_Europe_with_borders.png”, kas atspoguļo pilsētas ar melniem apļiem, kam bija dati (mani savākti dati uz 16.10.2025).</text:p>
      <text:p text:style-name="ListParagraph">Problēma kā ir maz datu par Austrumeiropu =&gt; atrast vai izdomāt.</text:p>
      <text:p text:style-name="ListParagraph"/>
      <text:p text:style-name="Normal"/>
      <text:list text:style-name="LFO3" text:continue-numbering="true">
        <text:list-item>
          <text:p text:style-name="P8">Kad izvēlejies visas “Recommended provinces” un ir dati par katru<text:s/>šo pilsētu, kas ir<text:s/><text:s/>vai<text:s/>nu ar avotu vai izdomāti), tad izveido vienkārši paint karti, kur visas pilsētas, kas ir<text:s/>“recommended provinces” sheet tiktu atzīmētas (uztaisīt līdzīgu kā failu “WITH_EXACT_TOWNS_Blank_map_Europe_with_borders.png”)</text:p>
        </text:list-item>
      </text:list>
      <text:p text:style-name="ListParagraph">Vari izmantot karti “Blank_map_Europe_with_borders.png”</text:p>
      <text:p text:style-name="ListParagraph"/>
      <text:p text:style-name="ListParagraph">Tas ir nepieciešams, lai būtu redzams ka pilsētas nepārklājas un izpildās 3.1. 3.3. un <text:s/>3.4. nosacījums.<text:s/></text:p>
      <text:p text:style-name="ListParagraph"/>
      <text:list text:style-name="LFO3" text:continue-numbering="true">
        <text:list-item>
          <text:p text:style-name="P9">Kad ir pilsētu saraksts (grafa virsotnes), tad vajag izdomāt grafa šķautnes (kas ar ko ir savienotas).<text:span text:style-name="T10"><text:s/></text:span><text:span text:style-name="T11">Grafa</text:span><text:span text:style-name="T12"><text:s/>šķā</text:span><text:span text:style-name="T13">utnes</text:span><text:span text:style-name="T14"><text:s/></text:span><text:span text:style-name="T15">atspogu</text:span><text:span text:style-name="T16">ļ</text:span><text:span text:style-name="T17">o</text:span><text:span text:style-name="T18"><text:s/>“</text:span><text:span text:style-name="T19">tirdzniec</text:span><text:span text:style-name="T20">ī</text:span><text:span text:style-name="T21">bas</text:span><text:span text:style-name="T22"><text:s/></text:span><text:span text:style-name="T23">ce</text:span><text:span text:style-name="T24">ļ</text:span><text:span text:style-name="T25">us</text:span><text:span text:style-name="T26">”.<text:s/></text:span><text:span text:style-name="T27">Eksist</text:span><text:span text:style-name="T28">ē “</text:span><text:span text:style-name="T29">land</text:span><text:span text:style-name="T30">”<text:s/></text:span><text:span text:style-name="T31">tirdzniec</text:span><text:span text:style-name="T32">ī</text:span><text:span text:style-name="T33">bas</text:span><text:span text:style-name="T34"><text:s/></text:span><text:span text:style-name="T35">ce</text:span><text:span text:style-name="T36">ļ</text:span><text:span text:style-name="T37">i</text:span><text:span text:style-name="T38"><text:s/></text:span><text:span text:style-name="T39">un "sea“ tirdzniecības ceļi. Mēs pieņēmam kā mums ir bidirectional graph. Tas ir cilvēki var pārvietoties no punkta A uz punktu B, un no punkta B no punkta A (divos virznienos).</text:span></text:p>
        </text:list-item>
      </text:list>
      <text:p text:style-name="ListParagraph">Tātad rezultātā ir jābūt kaut kam tādam (tagad izdomāju pilsētu savienojumus):</text:p>
      <text:p text:style-name="ListParagraph">Piemēram:</text:p>
      <text:p text:style-name="Normal"><text:tab/>Constantinople<text:s/>&lt;-&gt;<text:s/>Thessaloniki<text:s/>(land)</text:p>
      <text:soft-page-break/>
      <text:p text:style-name="P40">Constantinople<text:s/>&lt;-&gt;<text:s/>Thessaloniki<text:s/>(sea)</text:p>
      <text:p text:style-name="P41">Constantinople<text:s/>&lt;-&gt; Feodosia (sea)</text:p>
      <text:p text:style-name="P42">Constantinople<text:s/>&lt;-&gt; Cairo (sea)</text:p>
      <text:p text:style-name="P43">Constantinople<text:s/>&lt;-&gt; Venice (sea)</text:p>
      <text:p text:style-name="P44">Constantinople<text:s/>&lt;-&gt; Venice (sea)</text:p>
      <text:p text:style-name="P45">Constantinople<text:s/>&lt;-&gt;<text:s/>Montpellier<text:s/>(sea)</text:p>
      <text:p text:style-name="P46"/>
      <text:p text:style-name="P47">Feodosia &lt;-&gt; Sarai (land)</text:p>
      <text:p text:style-name="P48"/>
      <text:p text:style-name="P49">Sarai &lt;-&gt; Moscow (land)</text:p>
      <text:p text:style-name="P50"/>
      <text:p text:style-name="P51">Montpellier<text:s/>&lt;-&gt;<text:span text:style-name="T52"><text:s/></text:span><text:span text:style-name="T53">Toulouse (land)</text:span></text:p>
      <text:p text:style-name="P54">Montpellier<text:s/>&lt;-&gt;<text:span text:style-name="T55"><text:s/>Bordeaux<text:s/></text:span><text:span text:style-name="T56">(land)</text:span></text:p>
      <text:p text:style-name="P57">….</text:p>
      <text:p text:style-name="P58"/>
      <text:p text:style-name="Normal">Datu kopa kurā ir ļoti daudz pilsētu iedzīvotāju skaits uz 1300 gadu:</text:p>
      <text:p text:style-name="Normal"><text:a xlink:href="https://github.com/JakeRuss/bairoch-1988/blob/master/bairoch-1988.csv" office:target-frame-name="_top" xlink:show="replace"><text:span text:style-name="Hyperlink">https://github.com/JakeRuss/bairoch-1988/blob/master/bairoch-1988.csv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lv" fo:country="LV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1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)" style:num-list-format-name="NLF0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Vladislavs Babaņins</meta:initial-creator>
    <dc:creator>Vladislavs Babaņins</dc:creator>
    <meta:creation-date>2025-10-16T12:34:00Z</meta:creation-date>
    <dc:date>2025-10-16T13:05:00Z</dc:date>
    <meta:template xlink:href="Normal.dotm" xlink:type="simple"/>
    <meta:editing-cycles>1</meta:editing-cycles>
    <meta:editing-duration>PT1860S</meta:editing-duration>
    <meta:document-statistic meta:page-count="2" meta:paragraph-count="6" meta:word-count="1980" meta:character-count="3104" meta:row-count="9" meta:non-whitespace-character-count="1130"/>
  </office:meta>
</office:document-meta>
</file>